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Monospace" svg:font-family="Monospace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text-underline-style="none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fo:color="#000000" style:font-name="Liberation Serif" fo:font-size="12pt" style:text-underline-style="none" style:font-name-asian="Monospace" style:font-size-asian="10.5pt" style:font-name-complex="Monospace" style:font-size-complex="12pt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font-name="Liberation Serif" fo:font-size="12pt" style:text-underline-style="none" style:font-name-asian="Monospace" style:font-size-asian="10.5pt" style:font-name-complex="Monospace" style:font-size-complex="12pt"/>
    </style:style>
    <style:style style:name="P6" style:family="paragraph" style:parent-style-name="Standard" style:list-style-name="L1">
      <style:paragraph-properties fo:text-align="justify" style:justify-single-word="false" style:text-autospace="none"/>
      <style:text-properties fo:color="#000000" style:font-name="Liberation Serif" fo:font-size="12pt" style:text-underline-style="none" style:font-name-asian="Monospace" style:font-size-asian="10.5pt" style:font-name-complex="Monospace" style:font-size-complex="12pt"/>
    </style:style>
    <style:style style:name="P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in" fo:margin-right="0in" fo:margin-top="0in" fo:margin-bottom="0in" fo:line-height="100%" fo:text-indent="0in"/>
      <style:text-properties fo:color="#666666" style:text-outline="false" style:text-line-through-styl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5032"/>
    </style:style>
    <style:style style:name="T10" style:family="text">
      <style:text-properties fo:color="#005032" style:font-name="Monospace" fo:font-size="10pt" style:font-name-asian="Monospace" style:font-size-asian="10pt" style:font-name-complex="Monospace" style:font-size-complex="10pt"/>
    </style:style>
    <style:style style:name="T11" style:family="text">
      <style:text-properties style:font-name="Liberation Serif1"/>
    </style:style>
    <style:style style:name="T12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dash" draw:stroke-dash="Ultrafine_20_2_20_Dots_20_3_20_Dashes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19in" fo:min-width="1.511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dash" draw:stroke-dash="Line_20_Style_20_9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dash" draw:stroke-dash="Line_20_Style_20_9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dash" draw:stroke-dash="Line_20_Style_20_9" svg:stroke-width="0in" svg:stroke-color="#80808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Documentation AHRS</text:p>
      <text:p text:style-name="Standard">--Qu'est-ce qu'un AHRS ?</text:p>
      <text:p text:style-name="Standard">---Angles d'Eulers</text:p>
      <text:p text:style-name="Standard">---Matrice de Rotation</text:p>
      <text:p text:style-name="Standard">---Quaternion</text:p>
      <text:p text:style-name="Standard">---Filtre de Kalman</text:p>
      <text:p text:style-name="Standard"><draw:g text:anchor-type="paragraph" draw:z-index="0" draw:style-name="gr1"><draw:custom-shape draw:style-name="gr2" draw:text-style-name="P7" svg:width="0.8268in" svg:height="0.2303in" svg:x="2.3047in" svg:y="0in"><text:p text:style-name="P7"><text:span text:style-name="T12">Accelero</text:span></text:p><draw:enhanced-geometry svg:viewBox="0 0 21600 21600" draw:type="rectangle" draw:enhanced-path="M 0 0 L 21600 0 21600 21600 0 21600 0 0 Z N"/></draw:custom-shape><draw:custom-shape draw:style-name="gr3" draw:text-style-name="P7" svg:width="0.8276in" svg:height="0.2303in" svg:x="3.7819in" svg:y="0in"><text:p text:style-name="P7"><text:span text:style-name="T12">Magneto</text:span></text:p><draw:enhanced-geometry svg:viewBox="0 0 21600 21600" draw:type="rectangle" draw:enhanced-path="M 0 0 L 21600 0 21600 21600 0 21600 0 0 Z N"/></draw:custom-shape><draw:custom-shape draw:style-name="gr4" draw:text-style-name="P7" svg:width="0.8268in" svg:height="0.2303in" svg:x="2.3047in" svg:y="0.5319in"><text:p text:style-name="P7"><text:span text:style-name="T12">Pitch</text:span></text:p><draw:enhanced-geometry svg:viewBox="0 0 21600 21600" draw:type="rectangle" draw:enhanced-path="M 0 0 L 21600 0 21600 21600 0 21600 0 0 Z N"/></draw:custom-shape><draw:custom-shape draw:style-name="gr5" draw:text-style-name="P7" svg:width="0.8276in" svg:height="0.2303in" svg:x="3.7819in" svg:y="0.5319in"><text:p text:style-name="P7"><text:span text:style-name="T12">Yaw</text:span></text:p><draw:enhanced-geometry svg:viewBox="0 0 21600 21600" draw:type="rectangle" draw:enhanced-path="M 0 0 L 21600 0 21600 21600 0 21600 0 0 Z N"/></draw:custom-shape><draw:custom-shape draw:style-name="gr6" draw:text-style-name="P7" svg:width="0.8276in" svg:height="0.2303in" svg:x="0.5319in" svg:y="0in"><text:p text:style-name="P7"><text:span text:style-name="T12">Gyro</text:span></text:p><draw:enhanced-geometry svg:viewBox="0 0 21600 21600" draw:type="rectangle" draw:enhanced-path="M 0 0 L 21600 0 21600 21600 0 21600 0 0 Z N"/></draw:custom-shape><draw:custom-shape draw:style-name="gr7" draw:text-style-name="P7" svg:width="0.8276in" svg:height="0.2303in" svg:x="0.5319in" svg:y="1.1228in"><text:p text:style-name="P7"><text:span text:style-name="T12">Drift adjust</text:span></text:p><draw:enhanced-geometry svg:viewBox="0 0 21600 21600" draw:type="rectangle" draw:enhanced-path="M 0 0 L 21600 0 21600 21600 0 21600 0 0 Z N"/></draw:custom-shape><draw:custom-shape draw:style-name="gr8" draw:text-style-name="P7" svg:width="2.3043in" svg:height="0.7031in" svg:x="2.3047in" svg:y="1.1228in"><text:p text:style-name="P7"><text:span text:style-name="T12">Drift error</text:span></text:p><draw:enhanced-geometry svg:viewBox="0 0 21600 21600" draw:type="rectangle" draw:enhanced-path="M 0 0 L 21600 0 21600 21600 0 21600 0 0 Z N"/></draw:custom-shape><draw:line draw:style-name="gr9" draw:text-style-name="P8" svg:x1="2.7177in" svg:y1="0.2307in" svg:x2="2.7177in" svg:y2="0.5319in"><text:p/></draw:line><draw:line draw:style-name="gr10" draw:text-style-name="P8" svg:x1="4.1949in" svg:y1="0.2307in" svg:x2="4.1949in" svg:y2="0.5319in"><text:p/></draw:line><draw:line draw:style-name="gr11" draw:text-style-name="P8" svg:x1="2.7177in" svg:y1="0.7622in" svg:x2="2.7177in" svg:y2="1.1224in"><text:p/></draw:line><draw:line draw:style-name="gr12" draw:text-style-name="P8" svg:x1="4.1949in" svg:y1="0.7622in" svg:x2="4.1949in" svg:y2="1.1224in"><text:p/></draw:line><draw:line draw:style-name="gr13" draw:text-style-name="P8" svg:x1="0.9453in" svg:y1="0.2307in" svg:x2="0.9453in" svg:y2="1.1228in"><text:p/></draw:line><draw:line draw:style-name="gr14" draw:text-style-name="P8" svg:x1="2.3039in" svg:y1="1.235in" svg:x2="1.3587in" svg:y2="1.235in"><text:p/></draw:line><draw:line draw:style-name="gr15" draw:text-style-name="P8" svg:x1="3.4858in" svg:y1="2.7122in" svg:x2="3.4858in" svg:y2="1.826in"><text:p/></draw:line><draw:line draw:style-name="gr16" draw:text-style-name="P8" svg:x1="3.4858in" svg:y1="2.7122in" svg:x2="3.4858in" svg:y2="3.4213in"><text:p/></draw:line><draw:custom-shape draw:style-name="gr17" draw:text-style-name="P7" svg:width="0.8276in" svg:height="0.2303in" svg:x="3.0728in" svg:y="3.428in"><text:p text:style-name="P7"><text:span text:style-name="T12">Attitude</text:span></text:p><draw:enhanced-geometry svg:viewBox="0 0 21600 21600" draw:type="rectangle" draw:enhanced-path="M 0 0 L 21600 0 21600 21600 0 21600 0 0 Z N"/></draw:custom-shape><draw:custom-shape draw:style-name="gr18" draw:text-style-name="P7" svg:width="0.8276in" svg:height="0.4142in" svg:x="0.5319in" svg:y="2.5346in"><text:p text:style-name="P7"><text:span text:style-name="T12">Kalman</text:span></text:p><text:p text:style-name="P7"><text:span text:style-name="T12">Gain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9" draw:text-style-name="P7" svg:width="0.8276in" svg:height="0.4142in" svg:x="1.8319in" svg:y="2.5346in"><text:p text:style-name="P7"><text:span text:style-name="T12">R(t+dt)</text:span></text:p><draw:enhanced-geometry svg:viewBox="0 0 21600 21600" draw:type="rectangle" draw:enhanced-path="M 0 0 L 21600 0 21600 21600 0 21600 0 0 Z N"/></draw:custom-shape><draw:line draw:style-name="gr20" draw:text-style-name="P8" svg:x1="0.9453in" svg:y1="1.3531in" svg:x2="0.9453in" svg:y2="2.535in"><text:p/></draw:line><draw:line draw:style-name="gr21" draw:text-style-name="P8" svg:x1="1.3587in" svg:y1="2.7713in" svg:x2="1.8315in" svg:y2="2.7713in"><text:p/></draw:line><draw:line draw:style-name="gr22" draw:text-style-name="P8" svg:x1="0.9453in" svg:y1="1.885in" svg:x2="1.9496in" svg:y2="1.885in"><text:p/></draw:line><draw:line draw:style-name="gr23" draw:text-style-name="P8" svg:x1="1.9496in" svg:y1="1.885in" svg:x2="1.9496in" svg:y2="2.535in"><text:p/></draw:line><draw:line draw:style-name="gr24" draw:text-style-name="P8" svg:x1="2.6587in" svg:y1="2.7713in" svg:x2="3.4858in" svg:y2="2.7713in"><text:p/></draw:line><draw:custom-shape draw:style-name="gr25" draw:text-style-name="P8" svg:width="1.3004in" svg:height="0.7094in" svg:x="0.3547in" svg:y="2.3575in"><text:p/><draw:enhanced-geometry svg:viewBox="0 0 21600 21600" draw:type="rectangle" draw:enhanced-path="M 0 0 L 21600 0 21600 21600 0 21600 0 0 Z N"/></draw:custom-shape><draw:frame draw:style-name="gr26" draw:text-style-name="P9" svg:width="1.7094in" svg:height="0.4307in" svg:x="0.5402in" svg:y="3.139in"><draw:text-box><text:p text:style-name="P9">Kalman filter</text:p></draw:text-box></draw:frame><draw:line draw:style-name="gr27" draw:text-style-name="P8" svg:x1="0.3543in" svg:y1="2.9484in" svg:x2="0in" svg:y2="2.9484in"><text:p/></draw:line><draw:line draw:style-name="gr28" draw:text-style-name="P8" svg:x1="0in" svg:y1="2.535in" svg:x2="0in" svg:y2="2.9488in"><text:p/></draw:line><draw:line draw:style-name="gr29" draw:text-style-name="P8" svg:x1="0in" svg:y1="2.535in" svg:x2="0.3543in" svg:y2="2.535in"><text:p/></draw:line></draw:g></text:p>
      <text:p text:style-name="Standard">--Mise en place</text:p>
      <text:p text:style-name="Standard"/>
      <text:p text:style-name="Standard">--Exemple d'utilisation</text:p>
      <text:p text:style-name="Standard"/>
      <text:p text:style-name="Standard">--Méthodes</text:p>
      <text:p text:style-name="Standard">---Publiques</text:p>
      <text:p text:style-name="P1"><text:span text:style-name="T2">void</text:span><text:span text:style-name="T4"> </text:span><text:span text:style-name="T5">Etalonnage</text:span><text:span text:style-name="T4">();</text:span></text:p>
      <text:p text:style-name="P4"><text:tab/>Lance une routine pour étalonner le magnétomètre (et d'autres informations) stockées dans le fichier « config.txt ». Cette routine permet aux informations du magnétomètre d'être étalonnées et est donc obligatoire à chaque changement de zone géographique. L'étalonnage est stable dans le temps à hauteur de quelques mois.</text:p>
      <text:p text:style-name="P4"><text:tab/>Une fois la routine lancée plusieurs étapes sont demandées : Tenir le drone à l'horizontale et lui faire faire une rotation complète. Le pencher à la verticale et faire de même. Si les barres d'avancement ne sont pas totalement remplies à la fin de l'étallonnage c'est qu'il n'a pas été bien effectué.</text:p>
      <text:p text:style-name="P4"/>
      <text:p text:style-name="P4"/>
      <text:p text:style-name="P2"><text:span text:style-name="T2">void</text:span><text:span text:style-name="T4"> </text:span><text:span text:style-name="T5">Initialize</text:span><text:span text:style-name="T4">();</text:span></text:p>
      <text:p text:style-name="P1"><text:span text:style-name="T2">void</text:span><text:span text:style-name="T4"> </text:span><text:span text:style-name="T5">Initialize</text:span><text:span text:style-name="T4">(</text:span><text:span text:style-name="T2">float</text:span><text:span text:style-name="T4"> mx, </text:span><text:span text:style-name="T2">float</text:span><text:span text:style-name="T4"> my, </text:span><text:span text:style-name="T2">float</text:span><text:span text:style-name="T4"> mz, </text:span><text:span text:style-name="T2">float</text:span><text:span text:style-name="T4"> ax, </text:span><text:span text:style-name="T2">float</text:span><text:span text:style-name="T4"> ay, </text:span><text:span text:style-name="T2">float</text:span><text:span text:style-name="T4"> az);</text:span></text:p>
      <text:p text:style-name="P4"><text:tab/>Permet l'initialisation de l'ahrs et la lecture des informations contenues dans config.txt. Sans arguments vous devez avoir déjà récupérés des informations à l'aide Des différentes méthodes de mise à jour (Update).</text:p>
      <text:p text:style-name="P4"/>
      <text:p text:style-name="P1"><text:soft-page-break/><text:span text:style-name="T2">void</text:span><text:span text:style-name="T4"> </text:span><text:span text:style-name="T5">Update</text:span><text:span text:style-name="T4">(</text:span><text:span text:style-name="T2">float</text:span><text:span text:style-name="T4"> mx, </text:span><text:span text:style-name="T2">float</text:span><text:span text:style-name="T4"> my, </text:span><text:span text:style-name="T2">float</text:span><text:span text:style-name="T4"> mz, </text:span><text:span text:style-name="T2">float</text:span><text:span text:style-name="T4"> ax, </text:span><text:span text:style-name="T2">float</text:span><text:span text:style-name="T4"> ay, </text:span><text:span text:style-name="T2">float</text:span><text:span text:style-name="T4"> az, </text:span><text:span text:style-name="T2">float</text:span><text:span text:style-name="T4"> gp, </text:span><text:span text:style-name="T2">float</text:span><text:span text:style-name="T4"> gq, </text:span><text:span text:style-name="T2">float</text:span><text:span text:style-name="T4"> gr);</text:span></text:p>
      <text:p text:style-name="P1"><text:span text:style-name="T2">void</text:span><text:span text:style-name="T4"> </text:span><text:span text:style-name="T5">UpdateMagnetometer</text:span><text:span text:style-name="T4">(</text:span><text:span text:style-name="T2">float</text:span><text:span text:style-name="T4"> mx, </text:span><text:span text:style-name="T2">float</text:span><text:span text:style-name="T4"> my, </text:span><text:span text:style-name="T2">float</text:span><text:span text:style-name="T4"> mz);</text:span></text:p>
      <text:p text:style-name="P1"><text:span text:style-name="T2">void</text:span><text:span text:style-name="T4"> </text:span><text:span text:style-name="T5">UpdateAccelerometer</text:span><text:span text:style-name="T4">(</text:span><text:span text:style-name="T2">float</text:span><text:span text:style-name="T4"> ax, </text:span><text:span text:style-name="T2">float</text:span><text:span text:style-name="T4"> ay, </text:span><text:span text:style-name="T2">float</text:span><text:span text:style-name="T4"> az);</text:span></text:p>
      <text:p text:style-name="P1"><text:span text:style-name="T2">void</text:span><text:span text:style-name="T4"> </text:span><text:span text:style-name="T5">UpdateGyrometer</text:span><text:span text:style-name="T4">(</text:span><text:span text:style-name="T2">float</text:span><text:span text:style-name="T4"> gp, </text:span><text:span text:style-name="T2">float</text:span><text:span text:style-name="T4"> gq, </text:span><text:span text:style-name="T2">float</text:span><text:span text:style-name="T4"> gr);</text:span></text:p>
      <text:p text:style-name="P1"><text:span text:style-name="T2">void</text:span><text:span text:style-name="T4"> </text:span><text:span text:style-name="T5">Update</text:span><text:span text:style-name="T4">();</text:span></text:p>
      <text:p text:style-name="P4"><text:tab/>Ces fonction permettent de récupérer les informations données par les différents capteurs. Notez qu'elles font automatiquement une moyenne glissante. Alors que Update met aussi à jour l'orientation, les trois fonction UpdateMagnetometer, UpdateAccelerometer et UpdateGyrometer ne mettent pas à jour l'orientation. Cela permet de récupérer les informations des capteurs plus souvent que le calcul de l'orientation.</text:p>
      <text:p text:style-name="P4"><text:tab/>Un utilisation rapide ne requière que le premier appel, une utilisation plus propre serait d'appeler moins souvent la dernière (toutes les 10ms) et utiliser les 3 du milieux pour mettre à jour les données des capteurs (toutes les 2 à 5ms par exemple).</text:p>
      <text:p text:style-name="P4"/>
      <text:p text:style-name="P1"><text:span text:style-name="T2">void</text:span><text:span text:style-name="T5"> Set(</text:span><text:span text:style-name="T2">float</text:span><text:span text:style-name="T5"> </text:span><text:span text:style-name="T8">dt</text:span><text:span text:style-name="T5">, </text:span><text:span text:style-name="T2">float</text:span><text:span text:style-name="T5"> </text:span><text:span text:style-name="T8">ki</text:span><text:span text:style-name="T5">, </text:span><text:span text:style-name="T2">float</text:span><text:span text:style-name="T5"> </text:span><text:span text:style-name="T8">kp</text:span><text:span text:style-name="T5">, </text:span><text:span text:style-name="T2">float</text:span><text:span text:style-name="T5"> </text:span><text:span text:style-name="T8">ka</text:span><text:span text:style-name="T5">, </text:span><text:span text:style-name="T2">float</text:span><text:span text:style-name="T5"> </text:span><text:span text:style-name="T8">km</text:span><text:span text:style-name="T5">, </text:span><text:span text:style-name="T2">float</text:span><text:span text:style-name="T5"> </text:span><text:span text:style-name="T8">kt</text:span><text:span text:style-name="T5">);</text:span></text:p>
      <text:p text:style-name="P1"><text:span text:style-name="T2">void</text:span><text:span text:style-name="T4"> </text:span><text:span text:style-name="T5">Set</text:span><text:span text:style-name="T4">(</text:span><text:span text:style-name="T2">float</text:span><text:span text:style-name="T4"> dt, </text:span><text:span text:style-name="T2">float</text:span><text:span text:style-name="T4"> ki, </text:span><text:span text:style-name="T2">float</text:span><text:span text:style-name="T4"> kp);</text:span></text:p>
      <text:p text:style-name="P1"><text:span text:style-name="T2">void</text:span><text:span text:style-name="T4"> </text:span><text:span text:style-name="T5">Set</text:span><text:span text:style-name="T4">(</text:span><text:span text:style-name="T2">float</text:span><text:span text:style-name="T4"> dt);</text:span></text:p>
      <text:p text:style-name="P4">Ces fonctions permettent de définir les différents facteurs utilisés pour le calcul de l'orientation.</text:p>
      <text:list xml:id="list19884699451" text:style-name="L1">
        <text:list-item>
          <text:p text:style-name="P6">Dt : Temps entre chaque mise à jour (entre chaque appel à update de votre part),</text:p>
        </text:list-item>
        <text:list-item>
          <text:p text:style-name="P6">Ki : Coefficient de l'intégrateur pour la correction de l'erreur statique du gyromètre et orientation,</text:p>
        </text:list-item>
        <text:list-item>
          <text:p text:style-name="P6">Kp : Coefficient du proportionnel pour la correction de l'orientation,</text:p>
        </text:list-item>
        <text:list-item>
          <text:p text:style-name="P6">Ka /Km : Fiabilité accordée à l'acceléromètre et magnétomètre entre eux,</text:p>
        </text:list-item>
        <text:list-item>
          <text:p text:style-name="P6">Kt : Coefficient appliqué à la correction finale.</text:p>
        </text:list-item>
      </text:list>
      <text:p text:style-name="P5"/>
      <text:p text:style-name="P1"><text:span text:style-name="T2">void</text:span><text:span text:style-name="T4"> </text:span><text:span text:style-name="T5">SetKalman</text:span><text:span text:style-name="T4">(</text:span><text:span text:style-name="T2">float</text:span><text:span text:style-name="T4"> kal);</text:span></text:p>
      <text:p text:style-name="P1"><text:span text:style-name="T2">void</text:span><text:span text:style-name="T4"> </text:span><text:span text:style-name="T5">SetKalman</text:span><text:span text:style-name="T4">(</text:span><text:span text:style-name="T2">bool</text:span><text:span text:style-name="T4">);</text:span></text:p>
      <text:p text:style-name="P4"><text:tab/>Permet de spécifier l'utilisation ou non de kalman pour lisser l'orientation. La première contraint le système à l'utiliser et permet de spécifier à quelle proportion la valeur trouvée par ce filtre est appliqué sur la mesure. A 0 la valeur est identique à celle de la mesure, à 1 seul la valeur de kalman est prise en compte.</text:p>
      <text:p text:style-name="P4"/>
      <text:p text:style-name="P1"><text:span text:style-name="T2">void</text:span><text:span text:style-name="T4"> </text:span><text:span text:style-name="T5">SetQuaternion</text:span><text:span text:style-name="T4">(</text:span><text:span text:style-name="T2">bool</text:span><text:span text:style-name="T4">);</text:span></text:p>
      <text:p text:style-name="P4">Permet de spécifier l'utilisation de quaternion plutôt que de matrice de rotation.</text:p>
      <text:p text:style-name="P4"/>
      <text:p text:style-name="P1"><text:span text:style-name="T4">std::</text:span><text:span text:style-name="T9">vector</text:span><text:span text:style-name="T4">&lt; std::</text:span><text:span text:style-name="T9">vector</text:span><text:span text:style-name="T4">&lt;</text:span><text:span text:style-name="T2">float</text:span><text:span text:style-name="T4">&gt; &gt; </text:span><text:span text:style-name="T5">GetRotationMatrix</text:span><text:span text:style-name="T4">();</text:span></text:p>
      <text:p text:style-name="P4">Retourne la matrice de rotation courante.</text:p>
      <text:p text:style-name="P4"/>
      <text:p text:style-name="P1"><text:span text:style-name="T4">std::</text:span><text:span text:style-name="T9">vector</text:span><text:span text:style-name="T4">&lt;</text:span><text:span text:style-name="T2">float</text:span><text:span text:style-name="T4">&gt; </text:span><text:span text:style-name="T5">GetQuaternion</text:span><text:span text:style-name="T4">();</text:span></text:p>
      <text:p text:style-name="P4">Retourne le quaternion courant.</text:p>
      <text:p text:style-name="P4"/>
      <text:p text:style-name="P3"><text:span text:style-name="T6">std::</text:span><text:span text:style-name="T10">vector</text:span><text:span text:style-name="T6">&lt;</text:span><text:span text:style-name="T3">float</text:span><text:span text:style-name="T6">&gt; </text:span><text:span text:style-name="T7">GetEuler</text:span><text:span text:style-name="T6">();</text:span></text:p>
      <text:p text:style-name="P3">Retourne les angles d'euler dans l'ordre : <text:span text:style-name="T11">Φ, Θ, Ψ.</text:span></text:p>
      <text:p text:style-name="P3"/>
      <text:p text:style-name="Standard">Sources :</text:p>
      <text:p text:style-name="Standard">William Premerlani and Paul Bizard. "Direction Cosine Matrix IMU: Theory." <text:span text:style-name="T1">Gentlenav</text:span>. N.p., 17 May 2009. Web. 09 July 2014. &lt;<text:a xlink:type="simple" xlink:href="http://gentlenav.googlecode.com/files/DCMDraft2.pdf">http://gentlenav.googlecode.com/files/DCMDraft2.pdf</text:a>&gt;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Monospace" svg:font-family="Monospace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Line_20_Style_20_9" draw:display-name="Line Style 9" draw:style="rect" draw:dots1="1" draw:dots1-length="112%" draw:distance="68%"/>
    <draw:stroke-dash draw:name="Ultrafine_20_2_20_Dots_20_3_20_Dashes" draw:display-name="Ultrafine 2 Dots 3 Dashes" draw:style="rect" draw:dots1="2" draw:dots1-length="0.0114in" draw:dots2="3" draw:dots2-length="0.0567in" draw:distance="0.028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Hachette</meta:initial-creator>
    <meta:creation-date>2014-07-09T11:47:59</meta:creation-date>
    <dc:date>2014-07-17T12:00:00</dc:date>
    <dc:creator>Olivier Hachette</dc:creator>
    <meta:editing-duration>PT1H3M24S</meta:editing-duration>
    <meta:editing-cycles>33</meta:editing-cycles>
    <meta:generator>LibreOffice/3.5$Linux_X86_64 LibreOffice_project/350m1$Build-2</meta:generator>
    <meta:document-statistic meta:table-count="0" meta:image-count="0" meta:object-count="0" meta:page-count="2" meta:paragraph-count="45" meta:word-count="547" meta:character-count="3583" meta:non-whitespace-character-count="3089"/>
  </office:meta>
</office:document-meta>
</file>